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LManager.getKeySto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SLManag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Manager.setProvider( Provider 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LManager.isSSL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LManager.getTrustSto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SLManager.getPasswor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SLManager.SSL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